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D000001F2B52589151511C252.png" manifest:media-type="image/png"/>
  <manifest:file-entry manifest:full-path="Pictures/10000001000002ED000002116D6CCCF8F40F07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e21" officeooo:paragraph-rsid="0013ee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79cm" svg:y="1.032cm" svg:width="17cm" svg:height="12.007cm" draw:z-index="0"><draw:image xlink:href="Pictures/10000001000002ED000002116D6CCCF8F40F07F5.png" xlink:type="simple" xlink:show="embed" xlink:actuate="onLoad" draw:mime-type="image/png"/></draw:frame><draw:frame draw:style-name="fr1" draw:name="Image2" text:anchor-type="char" svg:x="-0.265cm" svg:y="16.397cm" svg:width="17cm" svg:height="11.303cm" draw:z-index="1"><draw:image xlink:href="Pictures/10000001000002ED000001F2B52589151511C252.png" xlink:type="simple" xlink:show="embed" xlink:actuate="onLoad" draw:mime-type="image/png"/></draw:frame>Problem 1 &amp; Problem 2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6:21:17.139281552</meta:creation-date>
    <dc:date>2023-09-08T16:24:09.018859710</dc:date>
    <meta:editing-duration>PT2M55S</meta:editing-duration>
    <meta:editing-cycles>1</meta:editing-cycles>
    <meta:document-statistic meta:table-count="0" meta:image-count="2" meta:object-count="0" meta:page-count="1" meta:paragraph-count="1" meta:word-count="5" meta:character-count="23" meta:non-whitespace-character-count="18"/>
    <meta:generator>LibreOffice/7.3.5.2$Linux_X86_64 LibreOffice_project/30$Build-2</meta:generator>
  </office:meta>
</office:document-meta>
</file>